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Monaco, 'Lucida Console', 'Liberation Mono', 'DejaVu Sans Mono', 'Bitstream Vera Sans Mono', 'Courier New', monospace"/>
    <style:font-face style:name="Lato" svg:font-family="Lato, proxima-nova, 'Helvetica Neue', Arial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officeooo:rsid="00064737" officeooo:paragraph-rsid="00064737" style:font-size-asian="8.75pt" style:font-size-complex="10pt"/>
    </style:style>
    <style:style style:name="P2" style:family="paragraph" style:parent-style-name="Standard">
      <style:text-properties style:font-name="Arial" fo:font-size="10pt" officeooo:rsid="00072f76" officeooo:paragraph-rsid="00072f76" style:font-size-asian="8.75pt" style:font-size-complex="10pt"/>
    </style:style>
    <style:style style:name="P3" style:family="paragraph" style:parent-style-name="Standard">
      <style:text-properties style:font-name="Arial" fo:font-size="10pt" officeooo:rsid="000cd9c9" officeooo:paragraph-rsid="000cd9c9" style:font-size-asian="8.75pt" style:font-size-complex="10pt"/>
    </style:style>
    <style:style style:name="P4" style:family="paragraph" style:parent-style-name="Standard">
      <style:text-properties officeooo:paragraph-rsid="00064737"/>
    </style:style>
    <style:style style:name="P5" style:family="paragraph" style:parent-style-name="Text_20_body">
      <style:text-properties fo:font-variant="normal" fo:text-transform="none" fo:color="#333333" loext:opacity="100%" style:font-name="Consolas" fo:font-size="7.80000019073486pt" fo:letter-spacing="normal" fo:font-style="normal" fo:font-weight="normal" officeooo:rsid="00064737" officeooo:paragraph-rsid="00064737" style:font-size-asian="8.75pt" style:font-size-complex="10pt"/>
    </style:style>
    <style:style style:name="P6" style:family="paragraph" style:parent-style-name="Standard">
      <style:text-properties style:font-name="Arial" fo:font-size="10pt" officeooo:rsid="00064737" officeooo:paragraph-rsid="00064737" style:font-size-asian="8.75pt" style:font-size-complex="10pt"/>
    </style:style>
    <style:style style:name="P7" style:family="paragraph" style:parent-style-name="Standard">
      <style:text-properties officeooo:paragraph-rsid="00064737"/>
    </style:style>
    <style:style style:name="P8" style:family="paragraph" style:parent-style-name="Text_20_body" style:list-style-name="L1">
      <loext:graphic-properties draw:fill="solid" draw:fill-color="#ffffff" draw:opacity="100%"/>
      <style:paragraph-properties fo:margin-top="0cm" fo:margin-bottom="0cm" style:contextual-spacing="false" fo:orphans="2" fo:widows="2" fo:background-color="#ffffff"/>
      <style:text-properties fo:font-variant="normal" fo:text-transform="none" fo:color="#333333" loext:opacity="100%" style:font-name="Consolas" fo:font-size="7.80000019073486pt" fo:letter-spacing="normal" fo:font-style="normal" fo:font-weight="normal"/>
    </style:style>
    <style:style style:name="P9" style:family="paragraph" style:parent-style-name="Text_20_body" style:list-style-name="L1">
      <loext:graphic-properties draw:fill="solid" draw:fill-color="#ffffff" draw:opacity="100%"/>
      <style:paragraph-properties fo:margin-top="0cm" fo:margin-bottom="0cm" style:contextual-spacing="false" fo:orphans="2" fo:widows="2" fo:background-color="#ffffff"/>
      <style:text-properties fo:font-variant="normal" fo:text-transform="none" fo:color="#333333" loext:opacity="100%" fo:letter-spacing="normal"/>
    </style:style>
    <style:style style:name="T1" style:family="text">
      <style:text-properties fo:color="#969896" loext:opacity="100%"/>
    </style:style>
    <style:style style:name="T2" style:family="text">
      <style:text-properties fo:color="#183691" loext:opacity="100%"/>
    </style:style>
    <style:style style:name="T3" style:family="text">
      <style:text-properties fo:color="#0086b3" loext:opacity="100%"/>
    </style:style>
    <style:style style:name="T4" style:family="text">
      <style:text-properties fo:color="#a71d5d" loext:opacity="100%"/>
    </style:style>
    <style:style style:name="T5" style:family="text">
      <style:text-properties style:font-name="Arial" fo:font-size="10pt" officeooo:rsid="00064737" style:font-size-asian="8.75pt" style:font-size-complex="10pt"/>
    </style:style>
    <style:style style:name="T6" style:family="text">
      <style:text-properties style:font-name="Arial" fo:font-size="10pt" officeooo:rsid="000717d7" style:font-size-asian="8.75pt" style:font-size-complex="10pt"/>
    </style:style>
    <style:style style:name="T7" style:family="text">
      <style:text-properties style:font-name="Arial" fo:font-size="10pt" officeooo:rsid="0013f262" style:font-size-asian="8.75pt" style:font-size-complex="10pt"/>
    </style:style>
    <style:style style:name="T8" style:family="text">
      <style:text-properties officeooo:rsid="00080e5c"/>
    </style:style>
    <style:style style:name="T9" style:family="text">
      <style:text-properties officeooo:rsid="000e63a1"/>
    </style:style>
    <style:style style:name="T10" style:family="text">
      <style:text-properties officeooo:rsid="00116562"/>
    </style:style>
    <style:style style:name="T11" style:family="text">
      <style:text-properties officeooo:rsid="00129f6a"/>
    </style:style>
    <style:style style:name="T12" style:family="text">
      <style:text-properties officeooo:rsid="001363f1"/>
    </style:style>
    <style:style style:name="T13" style:family="text">
      <style:text-properties fo:background-color="#ffcc00" loext:char-shading-value="0"/>
    </style:style>
    <style:style style:name="T14" style:family="text">
      <style:text-properties officeooo:rsid="0013f262"/>
    </style:style>
    <style:style style:name="T15" style:family="text">
      <style:text-properties fo:font-variant="normal" fo:text-transform="none" fo:color="#404040" loext:opacity="100%" style:font-name="Lato" fo:font-size="9.60000038146973pt" fo:letter-spacing="normal" fo:font-style="normal" fo:font-weight="normal"/>
    </style:style>
    <style:style style:name="T16" style:family="text">
      <style:text-properties officeooo:rsid="00144e7b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xapod notes</text:p>
      <text:p text:style-name="P1"/>
      <text:p text:style-name="P4"><text:span text:style-name="T5">PWM Driver Board </text:span><text:span text:style-name="T7">= </text:span><text:span text:style-name="T15">PCA9685 PWM control</text:span> </text:p>
      <text:p text:style-name="P1">-Adafruit documentation: <text:a xlink:type="simple" xlink:href="https://learn.adafruit.com/16-channel-pwm-servo-driver?view=all" text:style-name="Internet_20_link" text:visited-style-name="Visited_20_Internet_20_Link">https://learn.adafruit.com/16-channel-pwm-servo-driver?view=all</text:a></text:p>
      <text:p text:style-name="P1"><text:s text:c="8"/><text:span text:style-name="T16">Overview: </text:span><text:a xlink:type="simple" xlink:href="https://www.adafruit.com/product/815" text:style-name="Internet_20_link" text:visited-style-name="Visited_20_Internet_20_Link"><text:span text:style-name="T16">https://www.adafruit.com/product/815</text:span></text:a></text:p>
      <text:p text:style-name="P1"/>
      <text:p text:style-name="P1">-need for an added capacitor ?</text:p>
      <text:p text:style-name="P1">-install Adafruit PWMServo library: <text:a xlink:type="simple" xlink:href="https://github.com/adafruit/Adafruit-PWM-Servo-Driver-Library" text:style-name="Internet_20_link" text:visited-style-name="Visited_20_Internet_20_Link">https://github.com/adafruit/Adafruit-PWM-Servo-Driver-Library</text:a></text:p>
      <text:p text:style-name="P4"><text:span text:style-name="T5">-</text:span><text:span text:style-name="T6">Adafruit class documentation: </text:span><text:a xlink:type="simple" xlink:href="https://circuitpython.readthedocs.io/projects/pca9685/en/latest/api.html" text:style-name="Internet_20_link" text:visited-style-name="Visited_20_Internet_20_Link"><text:span text:style-name="T6">https://circuitpython.readthedocs.io/projects/pca9685/en/latest/api.html</text:span></text:a></text:p>
      <text:p text:style-name="P1">-test arduino code: <text:a xlink:type="simple" xlink:href="https://learn.adafruit.com/pages/643/elements/848850/download" text:style-name="Internet_20_link" text:visited-style-name="Visited_20_Internet_20_Link">https://learn.adafruit.com/pages/643/elements/848850/download</text:a></text:p>
      <text:p text:style-name="P5"><text:span text:style-name="T1">#include</text:span> <text:span text:style-name="T2">&lt;Wire.h&gt;</text:span></text:p>
      <text:list xml:id="list930715116" text:style-name="L1">
        <text:list-item>
          <text:p text:style-name="P8"><text:span text:style-name="T1">#include</text:span> <text:span text:style-name="T2">&lt;Adafruit_PWMServoDriver.h&gt;</text:span></text:p>
        </text:list-item>
        <text:list-item>
          <text:p text:style-name="P9"> </text:p>
        </text:list-item>
        <text:list-item>
          <text:p text:style-name="P8"><text:span text:style-name="T3">Adafruit_PWMServoDriver</text:span> pwm1 = <text:span text:style-name="T3">Adafruit_PWMServoDriver</text:span>(<text:span text:style-name="T3">0x40</text:span>);</text:p>
        </text:list-item>
        <text:list-item>
          <text:p text:style-name="P8"><text:span text:style-name="T3">Adafruit_PWMServoDriver</text:span> pwm2 = <text:span text:style-name="T3">Adafruit_PWMServoDriver</text:span>(<text:span text:style-name="T3">0x41</text:span>);</text:p>
        </text:list-item>
        <text:list-item>
          <text:p text:style-name="P9"> </text:p>
        </text:list-item>
        <text:list-item>
          <text:p text:style-name="P8"><text:span text:style-name="T4">void</text:span> setup() {</text:p>
        </text:list-item>
        <text:list-item>
          <text:p text:style-name="P8"><text:span text:style-name="T3">Serial</text:span>.<text:span text:style-name="T4">begin</text:span>(<text:span text:style-name="T3">9600</text:span>);</text:p>
        </text:list-item>
        <text:list-item>
          <text:p text:style-name="P8"><text:span text:style-name="T3">Serial</text:span>.println(<text:span text:style-name="T2">"16 channel PWM test!"</text:span>);</text:p>
        </text:list-item>
        <text:list-item>
          <text:p text:style-name="P9"> </text:p>
        </text:list-item>
        <text:list-item>
          <text:p text:style-name="P8">pwm1.<text:span text:style-name="T4">begin</text:span>();</text:p>
        </text:list-item>
        <text:list-item>
          <text:p text:style-name="P8">pwm1.setPWMFreq(<text:span text:style-name="T3">1600</text:span>); <text:span text:style-name="T1">// This is the maximum PWM frequency</text:span></text:p>
        </text:list-item>
        <text:list-item>
          <text:p text:style-name="P9"> </text:p>
        </text:list-item>
        <text:list-item>
          <text:p text:style-name="P8">pwm2.<text:span text:style-name="T4">begin</text:span>();</text:p>
        </text:list-item>
        <text:list-item>
          <text:p text:style-name="P8">pwm2.setPWMFreq(<text:span text:style-name="T3">1600</text:span>); <text:span text:style-name="T1">// This is the maximum PWM frequency</text:span></text:p>
        </text:list-item>
        <text:list-item>
          <text:p text:style-name="P8">}</text:p>
        </text:list-item>
      </text:list>
      <text:p text:style-name="P1"/>
      <text:p text:style-name="P2">Servos:</text:p>
      <text:p text:style-name="P2">- operating voltage: 4.8 to 7.2 Volts</text:p>
      <text:p text:style-name="P2">- <text:span text:style-name="T13">running current: 500 mA - 900 mA (6V)</text:span></text:p>
      <text:p text:style-name="P2">- <text:span text:style-name="T13">stall current 2.5A (6V)</text:span></text:p>
      <text:p text:style-name="P2">- dead band width: 5 us</text:p>
      <text:p text:style-name="P2">- max stall torque = 11 kg/cm at 6 V</text:p>
      <text:p text:style-name="P2">- metal gear, dual ball bearing</text:p>
      <text:p text:style-name="P2">- can rotate 60 degrees in either direction - 120 degree total travel</text:p>
      <text:p text:style-name="P2">- <text:span text:style-name="T8">data sh</text:span><text:span text:style-name="T10">e</text:span><text:span text:style-name="T8">et shows example with 50 Hz </text:span><text:span text:style-name="T12">f</text:span><text:span text:style-name="T8">requency, 20 ms period</text:span></text:p>
      <text:p text:style-name="P2">- wire 1 = Brown = ground</text:p>
      <text:p text:style-name="P2">- wire 2 = Red = Motor power , usually +5V</text:p>
      <text:p text:style-name="P2">- wire 3 = Orange = PWM signal</text:p>
      <text:p text:style-name="P2">- <text:span text:style-name="T13">draws 2.5A at 6 V</text:span></text:p>
      <text:p text:style-name="P2">- stall torque = 9.4 kg/cm at 4.8V</text:p>
      <text:p text:style-name="P2">- speed = 0.17 sec/60 degrees</text:p>
      <text:p text:style-name="P2">- motor weight = 55 gm</text:p>
      <text:p text:style-name="P2">- specs: <text:a xlink:type="simple" xlink:href="https://components101.com/motors/mg996r-servo-motor-datasheet" text:style-name="Internet_20_link" text:visited-style-name="Visited_20_Internet_20_Link">https://components101.com/motors/mg996r-servo-motor-datasheet</text:a></text:p>
      <text:p text:style-name="P2">- data sheet: <text:a xlink:type="simple" xlink:href="https://components101.com/asset/sites/default/files/component_datasheet/MG996R-Datasheet.pdf" text:style-name="Internet_20_link" text:visited-style-name="Visited_20_Internet_20_Link">https://components101.com/asset/sites/default/files/component_datasheet/MG996R-Datasheet.pdf</text:a></text:p>
      <text:p text:style-name="P2">- <text:a xlink:type="simple" xlink:href="http://adafruit.github.io/Adafruit-PWM-Servo-Driver-Library/html/class_adafruit___p_w_m_servo_driver.html#ac725dd6b0d24d087586a854e81bcf6b3" text:style-name="Internet_20_link" text:visited-style-name="Visited_20_Internet_20_Link"><text:span text:style-name="T10">PWM board library: </text:span></text:a><text:a xlink:type="simple" xlink:href="http://adafruit.github.io/Adafruit-PWM-Servo-Driver-Library/html/class_adafruit___p_w_m_servo_driver.html#ac725dd6b0d24d087586a854e81bcf6b3" text:style-name="Internet_20_link" text:visited-style-name="Visited_20_Internet_20_Link"><text:span text:style-name="T10">http://adafruit.github.io/Adafruit-PWM-Servo-Driver-Library/html/class_adafruit___p_w_m_servo_driver.html#ac725dd6b0d24d087586a854e81bcf6b3</text:span></text:a></text:p>
      <text:p text:style-name="P2">- <text:span text:style-name="T11">info on booting/downloading and need for pushing boot buttons</text:span></text:p>
      <text:p text:style-name="P2"><text:s text:c="4"/><text:a xlink:type="simple" xlink:href="https://github.com/espressif/esptool/wiki/ESP32-Boot-Mode-Selection" text:style-name="Internet_20_link" text:visited-style-name="Visited_20_Internet_20_Link">https://github.com/espressif/esptool/wiki/ESP32-Boot-Mode-Selection</text:a></text:p>
      <text:p text:style-name="P2"/>
      <text:p text:style-name="P2"/>
      <text:p text:style-name="P3">To Do</text:p>
      <text:p text:style-name="P3">- test 30 pin devkit using Andrew’s code</text:p>
      <text:p text:style-name="P3">- survey ESP32 and ESP8266 inventory</text:p>
      <text:p text:style-name="P3"><text:s text:c="4"/>- <text:span text:style-name="T9">ignoring 8266’s</text:span></text:p>
      <text:p text:style-name="P3"><text:s text:c="4"/>- <text:span text:style-name="T9">2 * 30 pin DEVKIT-V1</text:span></text:p>
      <text:p text:style-name="P3"><text:s text:c="4"/>- <text:span text:style-name="T10">2 * 36 pin DEVKIT-V1 (new pins: CMD, SD3, SD2, CLK, SD0, SD1, D0) (lost pin: 1 GND)</text:span></text:p>
      <text:p text:style-name="P3"/>
      <text:p text:style-name="P3"><text:soft-page-break/>- build master spreadsheet for CPU comparison, <text:span text:style-name="T10">notably pins</text:span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Monaco, 'Lucida Console', 'Liberation Mono', 'DejaVu Sans Mono', 'Bitstream Vera Sans Mono', 'Courier New', monospace"/>
    <style:font-face style:name="Lato" svg:font-family="Lato, proxima-nova, 'Helvetica Neue', Arial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99cm" fo:margin-bottom="1.499cm" fo:margin-left="1.499cm" fo:margin-right="1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1T10:52:08.354000000</meta:creation-date>
    <dc:title>portrait-dae</dc:title>
    <meta:editing-duration>PT5H15M55S</meta:editing-duration>
    <meta:editing-cycles>8</meta:editing-cycles>
    <meta:generator>LibreOffice/7.1.3.2$Windows_X86_64 LibreOffice_project/47f78053abe362b9384784d31a6e56f8511eb1c1</meta:generator>
    <dc:date>2021-06-17T16:03:15.871000000</dc:date>
    <meta:document-statistic meta:table-count="0" meta:image-count="0" meta:object-count="0" meta:page-count="2" meta:paragraph-count="52" meta:word-count="284" meta:character-count="2212" meta:non-whitespace-character-count="1962"/>
    <meta:template xlink:type="simple" xlink:actuate="onRequest" xlink:title="portrait-dae" xlink:href="../../../../Users/DougElliott/AppData/Roaming/LibreOffice/4/user/template/portrait-dae.ott" meta:date="2021-04-21T10:52:07.460000000"/>
  </office:meta>
</office:document-meta>
</file>